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15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afe4f"/>
    </style:style>
    <style:style style:name="P5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666666" fo:font-size="10pt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9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8pt" officeooo:paragraph-rsid="000afe4f" style:font-size-asian="8pt" style:font-size-complex="8pt"/>
    </style:style>
    <style:style style:name="P11" style:family="paragraph" style:parent-style-name="Standard" style:master-page-name="Standard">
      <style:paragraph-properties fo:margin-top="0cm" fo:margin-bottom="0cm" loext:contextual-spacing="false" fo:line-height="115%" fo:text-align="center" style:justify-single-word="false" style:page-number="1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 fo:break-before="page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 fo:break-before="pag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style:font-size-asian="8pt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8pt" officeooo:paragraph-rsid="000afe4f" style:font-size-asian="8pt" style:font-size-complex="8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8pt" officeooo:paragraph-rsid="000afe4f" style:font-size-asian="8pt" style:font-size-complex="8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color="#666666" fo:font-size="10pt" style:font-size-asian="10pt" style:font-size-complex="10pt"/>
    </style:style>
    <style:style style:name="T8" style:family="text">
      <style:text-properties fo:color="#666666" fo:font-size="8pt" style:font-size-asian="8pt" style:font-size-complex="8pt"/>
    </style:style>
    <style:style style:name="T9" style:family="text">
      <style:text-properties fo:color="#666666"/>
    </style:style>
    <style:style style:name="T10" style:family="text">
      <style:text-properties fo:color="#666666" style:font-name="Monospace" fo:font-weight="bold" style:font-weight-asian="bold"/>
    </style:style>
    <style:style style:name="T11" style:family="text">
      <style:text-properties fo:color="#38761d" fo:font-size="10pt" style:font-size-asian="10pt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000000" style:font-name="Monospace" fo:font-size="10pt" style:font-size-asian="10pt"/>
    </style:style>
    <style:style style:name="T14" style:family="text">
      <style:text-properties fo:color="#000000" style:font-name="Monospace" fo:font-size="10pt" style:font-size-asian="10pt" style:font-size-complex="10pt"/>
    </style:style>
    <style:style style:name="T15" style:family="text">
      <style:text-properties fo:color="#000000" style:font-name="Monospace" fo:font-size="10pt" fo:font-style="italic" style:font-size-asian="10pt" style:font-style-asian="italic"/>
    </style:style>
    <style:style style:name="T16" style:family="text">
      <style:text-properties fo:color="#000000" style:font-name="Monospace"/>
    </style:style>
    <style:style style:name="T17" style:family="text">
      <style:text-properties fo:color="#000000" style:font-name="Monospace" fo:font-style="italic" style:font-style-asian="italic"/>
    </style:style>
    <style:style style:name="T18" style:family="text">
      <style:text-properties fo:color="#7f0055" style:font-name="Monospace" fo:font-size="10pt" fo:font-weight="bold" style:font-size-asian="10pt" style:font-weight-asian="bold"/>
    </style:style>
    <style:style style:name="T19" style:family="text">
      <style:text-properties fo:color="#7f0055" style:font-name="Monospace" fo:font-size="10pt" fo:font-weight="bold" style:font-size-asian="10pt" style:font-weight-asian="bold" style:font-size-complex="10pt"/>
    </style:style>
    <style:style style:name="T20" style:family="text">
      <style:text-properties fo:color="#7f0055" style:font-name="Monospace" fo:font-weight="bold" style:font-weight-asian="bold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/>
    </style:style>
    <style:style style:name="T23" style:family="text">
      <style:text-properties fo:color="#3f7f5f" style:font-name="Monospace" fo:font-size="10pt" style:font-size-asian="10pt"/>
    </style:style>
    <style:style style:name="T2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3f7f5f" style:font-name="Monospace"/>
    </style:style>
    <style:style style:name="T26" style:family="text">
      <style:text-properties fo:color="#3f7f5f" style:font-name="Monospace" style:text-underline-style="solid" style:text-underline-width="auto" style:text-underline-color="font-color"/>
    </style:style>
    <style:style style:name="T27" style:family="text">
      <style:text-properties fo:color="#0000c0" style:font-name="Monospace" fo:font-size="10pt" fo:font-style="italic" style:font-size-asian="10pt" style:font-style-asian="italic"/>
    </style:style>
    <style:style style:name="T28" style:family="text">
      <style:text-properties fo:color="#0000c0" style:font-name="Monospace" fo:font-size="10pt" style:font-size-asian="10pt"/>
    </style:style>
    <style:style style:name="T29" style:family="text">
      <style:text-properties fo:color="#0000c0" style:font-name="Monospace" fo:font-style="italic" style:font-style-asian="italic"/>
    </style:style>
    <style:style style:name="T30" style:family="text">
      <style:text-properties fo:color="#0000c0" style:font-name="Monosp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EXERCICE B.2</text:span></text:p>
      <text:p text:style-name="P2"><text:span text:style-name="T2">Interruption des nains</text:span></text:p>
      <text:p text:style-name="P3"/>
      <text:p text:style-name="P3"><text:span text:style-name="T4">Code de la classe </text:span><text:span text:style-name="T5">main</text:span><text:span text:style-name="T4">, répondant aux questions 1 et 3 de l’exercice :</text:span></text:p>
      <text:p text:style-name="P9"><text:span text:style-name="T10"/></text:p>
      <text:p text:style-name="P9"><text:span text:style-name="T10"/></text:p>
      <text:p text:style-name="P9"><text:span text:style-name="T20">public</text:span><text:span text:style-name="T16"> </text:span><text:span text:style-name="T20">class</text:span><text:span text:style-name="T16"> SeptNains {</text:span></text:p>
      <text:p text:style-name="P18"><text:span text:style-name="T16"><text:s text:c="4"/></text:span><text:span text:style-name="T20">public</text:span><text:span text:style-name="T16"> </text:span><text:span text:style-name="T20">static</text:span><text:span text:style-name="T16"> </text:span><text:span text:style-name="T20">void</text:span><text:span text:style-name="T16"> main(String[] args) {</text:span></text:p>
      <text:p text:style-name="P18"><text:span text:style-name="T16"><text:s text:c="8"/></text:span><text:span text:style-name="T20">int</text:span><text:span text:style-name="T16"> nbNains = 7;</text:span></text:p>
      <text:p text:style-name="P18"><text:span text:style-name="T16"><text:s text:c="8"/>String nom [] = {</text:span><text:span text:style-name="T22">"Simplet"</text:span><text:span text:style-name="T16">, </text:span><text:span text:style-name="T22">"Dormeur"</text:span><text:span text:style-name="T16">, <text:s/></text:span><text:span text:style-name="T22">"Atchoum"</text:span><text:span text:style-name="T16">, </text:span><text:span text:style-name="T22">"Joyeux"</text:span><text:span text:style-name="T16">, </text:span><text:span text:style-name="T22">"Grincheux"</text:span><text:span text:style-name="T16">, </text:span><text:span text:style-name="T22">"Prof"</text:span><text:span text:style-name="T16">, </text:span><text:span text:style-name="T22">"Timide"</text:span><text:span text:style-name="T16">};</text:span></text:p>
      <text:p text:style-name="P18"><text:span text:style-name="T16"><text:s text:c="8"/>Nain nain [] = </text:span><text:span text:style-name="T20">new</text:span><text:span text:style-name="T16"> Nain [nbNains];</text:span></text:p>
      <text:p text:style-name="P18"><text:span text:style-name="T16"><text:s text:c="8"/></text:span><text:span text:style-name="T20">for</text:span><text:span text:style-name="T16">(</text:span><text:span text:style-name="T20">int</text:span><text:span text:style-name="T16"> i = 0; i &lt; nbNains; i++) nain[i] = </text:span><text:span text:style-name="T20">new</text:span><text:span text:style-name="T16"> Nain(nom[i]);</text:span></text:p>
      <text:p text:style-name="P18"><text:span text:style-name="T16"><text:s text:c="8"/></text:span><text:span text:style-name="T20">for</text:span><text:span text:style-name="T16">(</text:span><text:span text:style-name="T20">int</text:span><text:span text:style-name="T16"> i = 0; i &lt; nbNains; i++) nain[i].start();</text:span></text:p>
      <text:p text:style-name="P18"><text:span text:style-name="T16"><text:s text:c="8"/></text:span></text:p>
      <text:p text:style-name="P18"><text:span text:style-name="T16"><text:s text:c="8"/></text:span><text:span text:style-name="T25">// </text:span><text:span text:style-name="T26">attendre</text:span><text:span text:style-name="T25"> 5 </text:span><text:span text:style-name="T26">secondes</text:span></text:p>
      <text:p text:style-name="P18"><text:span text:style-name="T16"><text:s text:c="8"/></text:span><text:span text:style-name="T20">try</text:span><text:span text:style-name="T16"> {</text:span></text:p>
      <text:p text:style-name="P18"><text:span text:style-name="T16"><text:tab/><text:tab/><text:tab/>TimeUnit.</text:span><text:span text:style-name="T29">SECONDS</text:span><text:span text:style-name="T16">.sleep(5);</text:span></text:p>
      <text:p text:style-name="P18"><text:span text:style-name="T16"><text:tab/><text:tab/>} </text:span><text:span text:style-name="T20">catch</text:span><text:span text:style-name="T16"> (InterruptedException e) {</text:span></text:p>
      <text:p text:style-name="P18"><text:span text:style-name="T16"><text:tab/><text:tab/><text:tab/>System.</text:span><text:span text:style-name="T29">err</text:span><text:span text:style-name="T16">.println(e.getMessage());</text:span></text:p>
      <text:p text:style-name="P18"><text:span text:style-name="T16"><text:tab/><text:tab/>}</text:span></text:p>
      <text:p text:style-name="P18"><text:span text:style-name="T16"><text:s text:c="8"/></text:span></text:p>
      <text:p text:style-name="P18"><text:span text:style-name="T16"><text:s text:c="8"/></text:span><text:span text:style-name="T25">// </text:span><text:span text:style-name="T26">interrompre</text:span><text:span text:style-name="T25"> </text:span><text:span text:style-name="T26">tous</text:span><text:span text:style-name="T25"> </text:span><text:span text:style-name="T26">les</text:span><text:span text:style-name="T25"> </text:span><text:span text:style-name="T26">nains</text:span></text:p>
      <text:p text:style-name="P18"><text:span text:style-name="T16"><text:s text:c="8"/>System.</text:span><text:span text:style-name="T29">out</text:span><text:span text:style-name="T16">.println(</text:span><text:span text:style-name="T22">"\n[MAIN] Interruption des nains"</text:span><text:span text:style-name="T16">);</text:span></text:p>
      <text:p text:style-name="P18"><text:span text:style-name="T16"><text:tab/><text:tab/></text:span><text:span text:style-name="T20">for</text:span><text:span text:style-name="T16">(</text:span><text:span text:style-name="T20">int</text:span><text:span text:style-name="T16"> i = 0; i &lt; nbNains; i++) {</text:span></text:p>
      <text:p text:style-name="P18"><text:span text:style-name="T16"><text:tab/><text:tab/><text:tab/>System.</text:span><text:span text:style-name="T29">out</text:span><text:span text:style-name="T16">.println(</text:span><text:span text:style-name="T22">"[MAIN] "</text:span><text:span text:style-name="T16"> + nom[i] + </text:span><text:span text:style-name="T22">" est interrompu"</text:span><text:span text:style-name="T16">);</text:span></text:p>
      <text:p text:style-name="P18"><text:span text:style-name="T16"><text:s text:c="12"/>nain[i].interrupt();</text:span></text:p>
      <text:p text:style-name="P18"><text:span text:style-name="T16"><text:s text:c="8"/>}</text:span></text:p>
      <text:p text:style-name="P18"><text:span text:style-name="T16"><text:tab/><text:tab/></text:span></text:p>
      <text:p text:style-name="P18"><text:span text:style-name="T16"><text:tab/><text:tab/></text:span><text:span text:style-name="T25">// on attend </text:span><text:span text:style-name="T26">que</text:span><text:span text:style-name="T25"> </text:span><text:span text:style-name="T26">tous</text:span><text:span text:style-name="T25"> </text:span><text:span text:style-name="T26">les</text:span><text:span text:style-name="T25"> </text:span><text:span text:style-name="T26">nains</text:span><text:span text:style-name="T25"> </text:span><text:span text:style-name="T26">soient</text:span><text:span text:style-name="T25"> </text:span><text:span text:style-name="T26">interrompus</text:span></text:p>
      <text:p text:style-name="P18"><text:span text:style-name="T16"><text:tab/><text:tab/></text:span><text:span text:style-name="T20">for</text:span><text:span text:style-name="T16">(</text:span><text:span text:style-name="T20">int</text:span><text:span text:style-name="T16"> i = 0; i &lt; nbNains; i++) {</text:span></text:p>
      <text:p text:style-name="P18"><text:span text:style-name="T16"><text:tab/><text:tab/><text:tab/></text:span><text:span text:style-name="T20">try</text:span><text:span text:style-name="T16"> {</text:span></text:p>
      <text:p text:style-name="P18"><text:span text:style-name="T16"><text:tab/><text:tab/><text:tab/><text:tab/>nain[i].join();</text:span></text:p>
      <text:p text:style-name="P18"><text:span text:style-name="T16"><text:tab/><text:tab/><text:tab/>} </text:span><text:span text:style-name="T20">catch</text:span><text:span text:style-name="T16">(InterruptedException e) {</text:span></text:p>
      <text:p text:style-name="P18"><text:span text:style-name="T16"><text:tab/><text:tab/><text:tab/><text:tab/>System.</text:span><text:span text:style-name="T29">out</text:span><text:span text:style-name="T16">.println(</text:span><text:span text:style-name="T22">"["</text:span><text:span text:style-name="T16"> + nom[i] + </text:span><text:span text:style-name="T22">"] Erreur dans le join : "</text:span><text:span text:style-name="T16"> + e.getMessage());</text:span></text:p>
      <text:p text:style-name="P18"><text:span text:style-name="T16"><text:tab/><text:tab/><text:tab/>}</text:span></text:p>
      <text:p text:style-name="P18"><text:span text:style-name="T16"><text:tab/><text:tab/>}</text:span></text:p>
      <text:p text:style-name="P18"><text:span text:style-name="T16"><text:tab/><text:tab/></text:span></text:p>
      <text:p text:style-name="P18"><text:span text:style-name="T16"><text:tab/><text:tab/>System.</text:span><text:span text:style-name="T29">out</text:span><text:span text:style-name="T16">.println(</text:span><text:span text:style-name="T22">"[MAIN] C'est la fin..."</text:span><text:span text:style-name="T16">);</text:span></text:p>
      <text:p text:style-name="P18"><text:span text:style-name="T16"><text:s text:c="4"/>}</text:span></text:p>
      <text:p text:style-name="P9"><text:span text:style-name="T16">}</text:span></text:p>
      <text:p text:style-name="P3"/>
      <text:p text:style-name="P13"><text:span text:style-name="T4">Code des classes </text:span><text:span text:style-name="T5">BlancheNeige</text:span><text:span text:style-name="T4"> et </text:span><text:span text:style-name="T5">Nain</text:span><text:span text:style-name="T4">, répondant à la question 2 :</text:span></text:p>
      <text:p text:style-name="P10"><text:span text:style-name="T20">class</text:span><text:span text:style-name="T16"> BlancheNeige {</text:span></text:p>
      <text:p text:style-name="P19"><text:span text:style-name="T16"><text:s text:c="4"/></text:span><text:span text:style-name="T20">private</text:span><text:span text:style-name="T16"> </text:span><text:span text:style-name="T20">volatile</text:span><text:span text:style-name="T16"> </text:span><text:span text:style-name="T20">boolean</text:span><text:span text:style-name="T16"> </text:span><text:span text:style-name="T30">libre</text:span><text:span text:style-name="T16"> = </text:span><text:span text:style-name="T20">true</text:span><text:span text:style-name="T16">; <text:s text:c="7"/></text:span><text:span text:style-name="T25">// </text:span><text:span text:style-name="T26">Initialement</text:span><text:span text:style-name="T25">, </text:span><text:span text:style-name="T26">Blanche</text:span><text:span text:style-name="T25">-</text:span><text:span text:style-name="T26">Neige</text:span><text:span text:style-name="T25"> </text:span><text:span text:style-name="T26">est</text:span><text:span text:style-name="T25"> </text:span><text:span text:style-name="T26">libre</text:span><text:span text:style-name="T25">.</text:span></text:p>
      <text:p text:style-name="P19"><text:span text:style-name="T16"><text:s text:c="4"/></text:span><text:span text:style-name="T20">public</text:span><text:span text:style-name="T16"> </text:span><text:span text:style-name="T20">synchronized</text:span><text:span text:style-name="T16"> </text:span><text:span text:style-name="T20">void</text:span><text:span text:style-name="T16"> requerir() {</text:span></text:p>
      <text:p text:style-name="P19"><text:span text:style-name="T16"><text:s text:c="8"/>System.</text:span><text:span text:style-name="T29">out</text:span><text:span text:style-name="T16">.println(</text:span><text:span text:style-name="T22">"["</text:span><text:span text:style-name="T16"> + Thread.</text:span><text:span text:style-name="T17">currentThread</text:span><text:span text:style-name="T16">().getName()</text:span></text:p>
      <text:p text:style-name="P19"><text:span text:style-name="T16"><text:s text:c="27"/>+ </text:span><text:span text:style-name="T22">"] veut un accès exclusif à la ressource"</text:span><text:span text:style-name="T16">);</text:span></text:p>
      <text:p text:style-name="P19"><text:span text:style-name="T16"><text:s text:c="4"/>}</text:span></text:p>
      <text:p text:style-name="P17"/>
      <text:p text:style-name="P19"><text:span text:style-name="T16"><text:s text:c="4"/></text:span><text:span text:style-name="T20">public</text:span><text:span text:style-name="T16"> </text:span><text:span text:style-name="T20">synchronized</text:span><text:span text:style-name="T16"> </text:span><text:span text:style-name="T20">void</text:span><text:span text:style-name="T16"> acceder() </text:span><text:span text:style-name="T20">throws</text:span><text:span text:style-name="T16"> InterruptedException {</text:span></text:p>
      <text:p text:style-name="P19"><text:span text:style-name="T16"><text:s text:c="8"/></text:span><text:span text:style-name="T20">while</text:span><text:span text:style-name="T16">( ! </text:span><text:span text:style-name="T30">libre</text:span><text:span text:style-name="T16"> ) { </text:span><text:span text:style-name="T25">// </text:span><text:span text:style-name="T26">Le</text:span><text:span text:style-name="T25"> </text:span><text:span text:style-name="T26">nain</text:span><text:span text:style-name="T25"> s'endort </text:span><text:span text:style-name="T26">sur</text:span><text:span text:style-name="T25"> l'objet </text:span><text:span text:style-name="T26">bn</text:span></text:p>
      <text:p text:style-name="P19"><text:span text:style-name="T16"><text:s text:c="8"/><text:tab/>wait();</text:span></text:p>
      <text:p text:style-name="P19"><text:span text:style-name="T16"><text:s text:c="8"/>}</text:span></text:p>
      <text:p text:style-name="P19"><text:span text:style-name="T16"><text:s text:c="8"/></text:span><text:span text:style-name="T30">libre</text:span><text:span text:style-name="T16"> = </text:span><text:span text:style-name="T20">false</text:span><text:span text:style-name="T16">;</text:span></text:p>
      <text:p text:style-name="P19"><text:span text:style-name="T16"><text:s text:c="8"/>System.</text:span><text:span text:style-name="T29">out</text:span><text:span text:style-name="T16">.println(</text:span><text:span text:style-name="T22">"["</text:span><text:span text:style-name="T16"> + Thread.</text:span><text:span text:style-name="T17">currentThread</text:span><text:span text:style-name="T16">().getName()</text:span></text:p>
      <text:p text:style-name="P19"><text:span text:style-name="T16"><text:s text:c="27"/>+ </text:span><text:span text:style-name="T22">"] accède à la ressource."</text:span><text:span text:style-name="T16">);</text:span></text:p>
      <text:p text:style-name="P19"><text:span text:style-name="T16"><text:s text:c="4"/>}</text:span></text:p>
      <text:p text:style-name="P17"/>
      <text:p text:style-name="P19"><text:span text:style-name="T16"><text:s text:c="4"/></text:span><text:span text:style-name="T20">public</text:span><text:span text:style-name="T16"> </text:span><text:span text:style-name="T20">synchronized</text:span><text:span text:style-name="T16"> </text:span><text:span text:style-name="T20">void</text:span><text:span text:style-name="T16"> relacher() {</text:span></text:p>
      <text:p text:style-name="P19"><text:span text:style-name="T16"><text:s text:c="8"/>System.</text:span><text:span text:style-name="T29">out</text:span><text:span text:style-name="T16">.println(</text:span><text:span text:style-name="T22">"["</text:span><text:span text:style-name="T16"> + Thread.</text:span><text:span text:style-name="T17">currentThread</text:span><text:span text:style-name="T16">().getName()</text:span></text:p>
      <text:p text:style-name="P19"><text:span text:style-name="T16"><text:s text:c="27"/>+ </text:span><text:span text:style-name="T22">"] relâche la ressource."</text:span><text:span text:style-name="T16">);</text:span></text:p>
      <text:p text:style-name="P19"><text:span text:style-name="T16"><text:s text:c="8"/></text:span><text:span text:style-name="T30">libre</text:span><text:span text:style-name="T16"> = </text:span><text:span text:style-name="T20">true</text:span><text:span text:style-name="T16">;</text:span></text:p>
      <text:p text:style-name="P19"><text:span text:style-name="T16"><text:s text:c="8"/>notifyAll();</text:span></text:p>
      <text:p text:style-name="P19"><text:span text:style-name="T16"><text:s text:c="4"/>}</text:span></text:p>
      <text:p text:style-name="P4"><text:span text:style-name="T14">}</text:span></text:p>
      <text:p text:style-name="P4"><text:span text:style-name="T14"/></text:p>
      <text:p text:style-name="P10"><text:span text:style-name="T20">class</text:span><text:span text:style-name="T16"> Nain </text:span><text:span text:style-name="T20">extends</text:span><text:span text:style-name="T16"> Thread {</text:span></text:p>
      <text:p text:style-name="P18"><text:span text:style-name="T16"><text:tab/></text:span><text:span text:style-name="T20">private</text:span><text:span text:style-name="T16"> </text:span><text:span text:style-name="T20">static</text:span><text:span text:style-name="T16"> </text:span><text:span text:style-name="T20">final</text:span><text:span text:style-name="T16"> BlancheNeige </text:span><text:span text:style-name="T29">bn</text:span><text:span text:style-name="T16"> = </text:span><text:span text:style-name="T20">new</text:span><text:span text:style-name="T16"> BlancheNeige();</text:span></text:p>
      <text:p text:style-name="P18"><text:span text:style-name="T16"><text:tab/></text:span></text:p>
      <text:p text:style-name="P18"><text:span text:style-name="T16"><text:tab/></text:span><text:span text:style-name="T20">public</text:span><text:span text:style-name="T16"> Nain(String nom) {</text:span></text:p>
      <text:p text:style-name="P18"><text:span text:style-name="T16"><text:tab/><text:tab/></text:span><text:span text:style-name="T20">this</text:span><text:span text:style-name="T16">.setName(nom);</text:span></text:p>
      <text:p text:style-name="P18"><text:span text:style-name="T16"><text:tab/>}</text:span></text:p>
      <text:p text:style-name="P18"><text:span text:style-name="T16"><text:tab/></text:span></text:p>
      <text:p text:style-name="P18"><text:span text:style-name="T16"><text:tab/></text:span><text:span text:style-name="T20">public</text:span><text:span text:style-name="T16"> </text:span><text:span text:style-name="T20">void</text:span><text:span text:style-name="T16"> run() {</text:span></text:p>
      <text:p text:style-name="P18"><text:span text:style-name="T16"><text:tab/><text:tab/></text:span><text:span text:style-name="T25">// </text:span><text:span text:style-name="T26">le</text:span><text:span text:style-name="T25"> </text:span><text:span text:style-name="T26">nain</text:span><text:span text:style-name="T25"> </text:span><text:span text:style-name="T26">essaye</text:span><text:span text:style-name="T25"> d'accéder à </text:span><text:span text:style-name="T26">Blanche</text:span><text:span text:style-name="T25">-</text:span><text:span text:style-name="T26">Neige</text:span><text:span text:style-name="T25"> </text:span><text:span text:style-name="T26">tant</text:span><text:span text:style-name="T25"> qu'il n'est pas </text:span><text:span text:style-name="T26">interrompu</text:span></text:p>
      <text:p text:style-name="P18"><text:span text:style-name="T16"><text:tab/><text:tab/></text:span><text:span text:style-name="T20">while</text:span><text:span text:style-name="T16">(! isInterrupted()) {</text:span></text:p>
      <text:p text:style-name="P18"><text:span text:style-name="T16"><text:tab/><text:tab/><text:tab/></text:span><text:span text:style-name="T20">try</text:span><text:span text:style-name="T16"> {</text:span></text:p>
      <text:p text:style-name="P18"><text:span text:style-name="T16"><text:tab/><text:tab/><text:tab/><text:tab/></text:span><text:span text:style-name="T29">bn</text:span><text:span text:style-name="T16">.requerir();</text:span></text:p>
      <text:p text:style-name="P18"><text:span text:style-name="T16"><text:tab/><text:tab/><text:tab/><text:tab/></text:span></text:p>
      <text:p text:style-name="P18"><text:span text:style-name="T16"><text:tab/><text:tab/><text:tab/><text:tab/></text:span><text:span text:style-name="T25">// </text:span><text:span text:style-name="T26">accéder</text:span><text:span text:style-name="T25"> </text:span><text:span text:style-name="T26">peut</text:span><text:span text:style-name="T25"> </text:span><text:span text:style-name="T26">donner</text:span><text:span text:style-name="T25"> </text:span><text:span text:style-name="T26">une</text:span><text:span text:style-name="T25"> InterruptedException </text:span><text:span text:style-name="T26">si</text:span><text:span text:style-name="T25"> </text:span><text:span text:style-name="T26">un</text:span></text:p>
      <text:p text:style-name="P18"><text:span text:style-name="T16"><text:tab/><text:tab/><text:tab/><text:tab/></text:span><text:span text:style-name="T25">// signal d'interruption </text:span><text:span text:style-name="T26">est</text:span><text:span text:style-name="T25"> </text:span><text:span text:style-name="T26">reçu</text:span><text:span text:style-name="T25"> </text:span><text:span text:style-name="T26">pendant</text:span><text:span text:style-name="T25"> l'instruction wait()</text:span></text:p>
      <text:p text:style-name="P18"><text:span text:style-name="T16"><text:tab/><text:tab/><text:tab/><text:tab/></text:span><text:span text:style-name="T29">bn</text:span><text:span text:style-name="T16">.acceder();</text:span></text:p>
      <text:p text:style-name="P18"><text:span text:style-name="T16"><text:tab/><text:tab/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a un accès exclusif à Blanche-Neige."</text:span><text:span text:style-name="T16">);</text:span></text:p>
      <text:p text:style-name="P18"><text:span text:style-name="T16"><text:tab/><text:tab/><text:tab/><text:tab/></text:span></text:p>
      <text:p text:style-name="P18"><text:span text:style-name="T16"><text:tab/><text:tab/><text:tab/><text:tab/></text:span><text:span text:style-name="T20">try</text:span><text:span text:style-name="T16"> {</text:span></text:p>
      <text:p text:style-name="P18"><text:span text:style-name="T16"><text:tab/><text:tab/><text:tab/><text:tab/><text:tab/></text:span><text:span text:style-name="T25">// </text:span><text:span text:style-name="T26">le</text:span><text:span text:style-name="T25"> </text:span><text:span text:style-name="T26">nain</text:span><text:span text:style-name="T25"> s'endort</text:span></text:p>
      <text:p text:style-name="P18"><text:span text:style-name="T16"><text:tab/><text:tab/><text:tab/><text:tab/><text:tab/></text:span><text:span text:style-name="T17">sleep</text:span><text:span text:style-name="T16">(1000);</text:span></text:p>
      <text:p text:style-name="P18"><text:span text:style-name="T16"><text:tab/><text:tab/><text:tab/><text:tab/>} </text:span><text:span text:style-name="T20">catch</text:span><text:span text:style-name="T16"> (InterruptedException e) {</text:span></text:p>
      <text:p text:style-name="P18"><text:span text:style-name="T16"><text:tab/><text:tab/><text:tab/><text:tab/><text:tab/></text:span><text:span text:style-name="T25">// s'il </text:span><text:span text:style-name="T26">est</text:span><text:span text:style-name="T25"> </text:span><text:span text:style-name="T26">interrompu</text:span><text:span text:style-name="T25"> </text:span><text:span text:style-name="T26">pendant</text:span><text:span text:style-name="T25"> son </text:span><text:span text:style-name="T26">sommeil</text:span></text:p>
      <text:p text:style-name="P18"><text:span text:style-name="T16"><text:tab/><text:tab/><text:tab/><text:tab/><text:tab/></text:span><text:span text:style-name="T25">// on </text:span><text:span text:style-name="T26">affiche</text:span><text:span text:style-name="T25"> </text:span><text:span text:style-name="T26">un</text:span><text:span text:style-name="T25"> message </text:span><text:span text:style-name="T26">et</text:span><text:span text:style-name="T25"> on </text:span><text:span text:style-name="T26">le</text:span><text:span text:style-name="T25"> </text:span><text:span text:style-name="T26">ré</text:span><text:span text:style-name="T25">-</text:span><text:span text:style-name="T26">interrompt</text:span></text:p>
      <text:p text:style-name="P18"><text:span text:style-name="T16"><text:tab/><text:tab/><text:tab/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\"Je suis interrompu pendant le SLEEP ! Au revoir !\""</text:span><text:span text:style-name="T16">);</text:span></text:p>
      <text:p text:style-name="P18"><text:span text:style-name="T16"><text:tab/><text:tab/><text:tab/><text:tab/><text:tab/>interrupt();</text:span></text:p>
      <text:p text:style-name="P18"><text:span text:style-name="T16"><text:tab/><text:tab/><text:tab/><text:tab/>} </text:span><text:span text:style-name="T20">finally</text:span><text:span text:style-name="T16"> {</text:span></text:p>
      <text:p text:style-name="P18"><text:span text:style-name="T16"><text:tab/><text:tab/><text:tab/><text:tab/><text:tab/></text:span><text:span text:style-name="T25">// </text:span><text:span text:style-name="T26">dans</text:span><text:span text:style-name="T25"> </text:span><text:span text:style-name="T26">tous</text:span><text:span text:style-name="T25"> </text:span><text:span text:style-name="T26">les</text:span><text:span text:style-name="T25"> </text:span><text:span text:style-name="T26">cas</text:span></text:p>
      <text:p text:style-name="P18"><text:span text:style-name="T16"><text:tab/><text:tab/><text:tab/><text:tab/><text:tab/></text:span><text:span text:style-name="T25">// </text:span><text:span text:style-name="T26">le</text:span><text:span text:style-name="T25"> </text:span><text:span text:style-name="T26">nain</text:span><text:span text:style-name="T25"> </text:span><text:span text:style-name="T26">doit</text:span><text:span text:style-name="T25"> </text:span><text:span text:style-name="T26">relacher</text:span><text:span text:style-name="T25"> l'accès à </text:span><text:span text:style-name="T26">blanche</text:span><text:span text:style-name="T25"> </text:span><text:span text:style-name="T26">neige</text:span></text:p>
      <text:p text:style-name="P18"><text:span text:style-name="T16"><text:tab/><text:tab/><text:tab/><text:tab/><text:tab/></text:span><text:span text:style-name="T29">bn</text:span><text:span text:style-name="T16">.relacher();</text:span></text:p>
      <text:p text:style-name="P18"><text:span text:style-name="T16"><text:tab/><text:tab/><text:tab/><text:tab/>}</text:span></text:p>
      <text:p text:style-name="P18"><text:span text:style-name="T16"><text:tab/><text:tab/><text:tab/>} </text:span><text:span text:style-name="T20">catch</text:span><text:span text:style-name="T16">(InterruptedException e) {</text:span></text:p>
      <text:p text:style-name="P18"><text:span text:style-name="T16"><text:tab/><text:tab/><text:tab/><text:tab/></text:span><text:span text:style-name="T25">// on arrive </text:span><text:span text:style-name="T26">dans</text:span><text:span text:style-name="T25"> </text:span><text:span text:style-name="T26">cette</text:span><text:span text:style-name="T25"> portion </text:span><text:span text:style-name="T26">du</text:span><text:span text:style-name="T25"> code </text:span><text:span text:style-name="T26">uniquement</text:span><text:span text:style-name="T25"> </text:span><text:span text:style-name="T26">si</text:span><text:span text:style-name="T25"> </text:span><text:span text:style-name="T26">une</text:span></text:p>
      <text:p text:style-name="P18"><text:span text:style-name="T16"><text:tab/><text:tab/><text:tab/><text:tab/></text:span><text:span text:style-name="T25">// Interruption Exception </text:span><text:span text:style-name="T26">est</text:span><text:span text:style-name="T25"> </text:span><text:span text:style-name="T26">levée</text:span><text:span text:style-name="T25"> </text:span><text:span text:style-name="T26">dans</text:span><text:span text:style-name="T25"> </text:span><text:span text:style-name="T26">accéder</text:span><text:span text:style-name="T25">()</text:span></text:p>
      <text:p text:style-name="P18"><text:span text:style-name="T16"><text:tab/><text:tab/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\"Je suis interrompu pendant WAIT ! Au revoir !\""</text:span><text:span text:style-name="T16">);</text:span></text:p>
      <text:p text:style-name="P18"><text:span text:style-name="T16"><text:tab/><text:tab/><text:tab/><text:tab/>interrupt();</text:span></text:p>
      <text:p text:style-name="P18"><text:span text:style-name="T16"><text:tab/><text:tab/><text:tab/>}</text:span></text:p>
      <text:p text:style-name="P18"><text:span text:style-name="T16"><text:tab/><text:tab/>}</text:span></text:p>
      <text:p text:style-name="P18"><text:span text:style-name="T16"><text:tab/><text:tab/>System.</text:span><text:span text:style-name="T29">out</text:span><text:span text:style-name="T16">.println(</text:span><text:span text:style-name="T22">"["</text:span><text:span text:style-name="T16"> + getName() + </text:span><text:span text:style-name="T22">"] a terminé!"</text:span><text:span text:style-name="T16">);</text:span></text:p>
      <text:p text:style-name="P18"><text:span text:style-name="T16"><text:tab/>}</text:span></text:p>
      <text:p text:style-name="P10"><text:span text:style-name="T16">}</text:span></text:p>
      <text:p text:style-name="P12"/>
      <text:p text:style-name="P3"><text:span text:style-name="T4">Copie d’une exécution complète du programme :</text:span></text:p>
      <text:p text:style-name="P3"><text:span text:style-name="T15"/></text:p>
      <text:p text:style-name="P3"><text:span text:style-name="T15">[Simplet] veut un acc</text:span><text:span text:style-name="T13">ès exclusif à la ressource</text:span></text:p>
      <text:p text:style-name="P14"><text:span text:style-name="T13">[Simplet] accède à la ressource.</text:span></text:p>
      <text:p text:style-name="P14"><text:span text:style-name="T13">[Timide] veut un accès exclusif à la ressource</text:span></text:p>
      <text:p text:style-name="P14"><text:span text:style-name="T13">[Simplet] a un accès exclusif à Blanche-Neige.</text:span></text:p>
      <text:p text:style-name="P14"><text:span text:style-name="T13">[Prof] veut un accès exclusif à la ressource</text:span></text:p>
      <text:p text:style-name="P14"><text:span text:style-name="T13">[Joyeux] veut un accès exclusif à la ressource</text:span></text:p>
      <text:p text:style-name="P14"><text:span text:style-name="T13">[Grincheux] veut un accès exclusif à la ressource</text:span></text:p>
      <text:p text:style-name="P14"><text:span text:style-name="T13">[Atchoum] veut un accès exclusif à la ressource</text:span></text:p>
      <text:p text:style-name="P14"><text:span text:style-name="T13">[Dormeur] veut un accès exclusif à la ressource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4"><text:span text:style-name="T13">[Simplet] relâche la ressource.</text:span></text:p>
      <text:p text:style-name="P14"><text:span text:style-name="T13">[Simplet] veut un accès exclusif à la ressource</text:span></text:p>
      <text:p text:style-name="P14"><text:span text:style-name="T13">[Simplet] accède à la ressource.</text:span></text:p>
      <text:p text:style-name="P14"><text:span text:style-name="T13">[Simplet] a un accès exclusif à Blanche-Neige.</text:span></text:p>
      <text:p text:style-name="P15"/>
      <text:p text:style-name="P14"><text:span text:style-name="T13">[MAIN] Interruption des nains</text:span></text:p>
      <text:p text:style-name="P14"><text:span text:style-name="T13">[MAIN] Simplet est interrompu</text:span></text:p>
      <text:p text:style-name="P14"><text:span text:style-name="T13">[MAIN] Dormeur est interrompu</text:span></text:p>
      <text:p text:style-name="P14"><text:span text:style-name="T13">[MAIN] Atchoum est interrompu</text:span></text:p>
      <text:p text:style-name="P14"><text:span text:style-name="T13">[MAIN] Joyeux est interrompu</text:span></text:p>
      <text:p text:style-name="P14"><text:span text:style-name="T13">[Simplet] "Je suis interrompu pendant le SLEEP ! Au revoir !"</text:span></text:p>
      <text:p text:style-name="P14"><text:span text:style-name="T13">[Joyeux] "Je suis interrompu pendant WAIT ! Au revoir !"</text:span></text:p>
      <text:p text:style-name="P14"><text:span text:style-name="T13">[Joyeux] a terminé!</text:span></text:p>
      <text:p text:style-name="P14"><text:span text:style-name="T13">[Atchoum] "Je suis interrompu pendant WAIT ! Au revoir !"</text:span></text:p>
      <text:p text:style-name="P14"><text:span text:style-name="T13">[Atchoum] a terminé!</text:span></text:p>
      <text:p text:style-name="P14"><text:span text:style-name="T13">[MAIN] Grincheux est interrompu</text:span></text:p>
      <text:p text:style-name="P14"><text:span text:style-name="T13">[MAIN] Prof est interrompu</text:span></text:p>
      <text:p text:style-name="P14"><text:span text:style-name="T13">[MAIN] Timide est interrompu</text:span></text:p>
      <text:p text:style-name="P14"><text:span text:style-name="T13">[Dormeur] "Je suis interrompu pendant WAIT ! Au revoir !"</text:span></text:p>
      <text:p text:style-name="P14"><text:span text:style-name="T13">[Dormeur] a terminé!</text:span></text:p>
      <text:p text:style-name="P14"><text:span text:style-name="T13">[Simplet] relâche la ressource.</text:span></text:p>
      <text:p text:style-name="P14"><text:span text:style-name="T13">[Simplet] a terminé!</text:span></text:p>
      <text:p text:style-name="P14"><text:span text:style-name="T13">[Timide] "Je suis interrompu pendant WAIT ! Au revoir !"</text:span></text:p>
      <text:p text:style-name="P14"><text:span text:style-name="T13">[Prof] "Je suis interrompu pendant WAIT ! Au revoir !"</text:span></text:p>
      <text:p text:style-name="P14"><text:span text:style-name="T13">[Grincheux] "Je suis interrompu pendant WAIT ! Au revoir !"</text:span></text:p>
      <text:p text:style-name="P14"><text:span text:style-name="T13">[Timide] a terminé!</text:span></text:p>
      <text:p text:style-name="P14"><text:span text:style-name="T13">[Grincheux] a terminé!</text:span></text:p>
      <text:p text:style-name="P14"><text:span text:style-name="T13">[Prof] a terminé!</text:span></text:p>
      <text:p text:style-name="P3"><text:span text:style-name="T13">[MAIN] C'est la fin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MP2" style:family="paragraph" style:parent-style-name="Standard">
      <style:paragraph-properties fo:margin-top="0cm" fo:margin-bottom="0cm" loext:contextual-spacing="false"/>
    </style:style>
    <style:style style:name="MT1" style:family="text">
      <style:text-properties fo:font-size="10pt" fo:font-weight="bold" style:font-size-asian="10pt" style:font-weight-asian="bold" style:font-size-complex="10pt"/>
    </style:style>
    <style:style style:name="MT2" style:family="text">
      <style:text-properties fo:color="#666666" fo:font-size="8pt" style:font-size-asian="8pt" style:font-size-complex="8pt"/>
    </style:style>
    <style:style style:name="MT3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span text:style-name="MT1">Programmation Objet Concurrente - TP B</text:span></text:p>
        <text:p text:style-name="MP1"><text:span text:style-name="MT2">Master 1 informatique - Semestre 1 - Année 2018-2019</text:span></text:p>
      </style:header>
      <style:footer>
        <text:p text:style-name="MP2"/>
        <text:p text:style-name="MP2"/>
        <text:p text:style-name="MP1"><text:span text:style-name="MT3">DEBERNARDI Hippolyte - GOUDOUT Lénaïc</text:span></text:p>
        <text:p text:style-name="MP1"><text:span text:style-name="MT2">9 novembre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8T16:34:49.244295570</dc:date>
    <meta:editing-duration>PT55M8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3" meta:paragraph-count="154" meta:word-count="763" meta:character-count="5338" meta:non-whitespace-character-count="4240"/>
  </office:meta>
</office:document-meta>
</file>